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  <style:paragraph-properties style:writing-mode="tb-rl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048cm"/>
    </style:style>
    <style:style style:name="gr5" style:family="graphic" style:parent-style-name="standard">
      <style:graphic-properties draw:stroke="solid" svg:stroke-color="#000000" draw:fill="none" draw:fill-color="#ffffff" fo:min-height="2.417cm"/>
    </style:style>
    <style:style style:name="gr6" style:family="graphic" style:parent-style-name="standard">
      <style:graphic-properties draw:stroke="none" svg:stroke-color="#000000" draw:fill="none" draw:fill-color="#ffffff" fo:min-height="2.667cm"/>
    </style:style>
    <style:style style:name="co1" style:family="table-column">
      <style:table-column-properties style:column-width="2.793cm" style:use-optimal-column-width="false"/>
    </style:style>
    <style:style style:name="co2" style:family="table-column">
      <style:table-column-properties style:column-width="13.229cm" style:use-optimal-column-width="false"/>
    </style:style>
    <style:style style:name="co3" style:family="table-column">
      <style:table-column-properties style:column-width="4.637cm" style:use-optimal-column-width="false"/>
    </style:style>
    <style:style style:name="co4" style:family="table-column">
      <style:table-column-properties style:column-width="11.479cm" style:use-optimal-column-width="false"/>
    </style:style>
    <style:style style:name="co5" style:family="table-column">
      <style:table-column-properties style:column-width="3.315cm" style:use-optimal-column-width="false"/>
    </style:style>
    <style:style style:name="co6" style:family="table-column">
      <style:table-column-properties style:column-width="13.957cm" style:use-optimal-column-width="false"/>
    </style:style>
    <style:style style:name="co7" style:family="table-column">
      <style:table-column-properties style:column-width="3.966cm" style:use-optimal-column-width="false"/>
    </style:style>
    <style:style style:name="co8" style:family="table-column">
      <style:table-column-properties style:column-width="13.209cm" style:use-optimal-column-width="false"/>
    </style:style>
    <style:style style:name="co9" style:family="table-column">
      <style:table-column-properties style:column-width="3.731cm" style:use-optimal-column-width="false"/>
    </style:style>
    <style:style style:name="co10" style:family="table-column">
      <style:table-column-properties style:column-width="14.408cm" style:use-optimal-column-width="false"/>
    </style:style>
    <style:style style:name="co11" style:family="table-column">
      <style:table-column-properties style:column-width="14.27cm" style:use-optimal-column-width="false"/>
    </style:style>
    <style:style style:name="co12" style:family="table-column">
      <style:table-column-properties style:column-width="4.536cm" style:use-optimal-column-width="false"/>
    </style:style>
    <style:style style:name="co13" style:family="table-column">
      <style:table-column-properties style:column-width="13.561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1.683cm"/>
    </style:style>
    <style:style style:name="ro3" style:family="table-row">
      <style:table-row-properties style:row-height="0.756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.835cm"/>
    </style:style>
    <style:style style:name="ro6" style:family="table-row">
      <style:table-row-properties style:row-height="1.685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style:font-name="Ubuntu" fo:font-size="28pt" style:font-size-asian="28pt" style:font-size-complex="28pt"/>
    </style:style>
    <style:style style:name="P4" style:family="paragraph">
      <style:paragraph-properties fo:text-align="center"/>
      <style:text-properties style:font-name="Ubuntu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Ubuntu" fo:font-size="28pt" style:font-size-asian="28pt" style:font-size-complex="28pt"/>
    </style:style>
    <style:style style:name="T3" style:family="text">
      <style:text-properties style:font-name="Ubuntu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78cm" svg:height="15.494cm" svg:x="2.143cm" svg:y="7.096cm">
          <text:p text:style-name="P1"><text:span text:style-name="T1">Ses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334cm" svg:height="1.905cm" svg:x="5.826cm" svg:y="8.747cm">
          <text:p text:style-name="P2">Avatars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334cm" svg:height="1.905cm" svg:x="5.826cm" svg:y="19.288cm">
          <text:p text:style-name="P2">OnBridgeCrossed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334cm" svg:height="1.905cm" svg:x="12.938cm" svg:y="9.128cm">
          <text:p text:style-name="P2">CarSpawns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5.334cm" svg:height="1.905cm" svg:x="12.938cm" svg:y="6.207cm">
          <text:p text:style-name="P2">Positions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5.334cm" svg:height="1.905cm" svg:x="12.938cm" svg:y="12.049cm">
          <text:p text:style-name="P2">ReplyTrainSeat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5.334cm" svg:height="1.905cm" svg:x="12.938cm" svg:y="15.097cm">
          <text:p text:style-name="P2">ReplyHelicopter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334cm" svg:height="1.905cm" svg:x="5.699cm" svg:y="14.97cm">
          <text:p text:style-name="P2">OnBridgeTouched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921cm" svg:y1="14.843cm" svg:x2="5.826cm" svg:y2="9.699cm" draw:start-shape="id1" draw:start-glue-point="1" draw:end-shape="id2" svg:d="m3921 14843h953v-5144h952" svg:viewBox="0 0 1906 5145">
          <text:p/>
        </draw:connector>
        <draw:connector draw:style-name="gr3" draw:text-style-name="P2" draw:layer="layout" svg:x1="3.921cm" svg:y1="14.843cm" svg:x2="5.699cm" svg:y2="15.922cm" draw:start-shape="id1" draw:start-glue-point="1" draw:end-shape="id3" draw:end-glue-point="3" svg:d="m3921 14843h889v1079h889" svg:viewBox="0 0 1779 1080">
          <text:p/>
        </draw:connector>
        <draw:connector draw:style-name="gr3" draw:text-style-name="P2" draw:layer="layout" svg:x1="3.921cm" svg:y1="14.843cm" svg:x2="5.826cm" svg:y2="20.24cm" draw:start-shape="id1" draw:start-glue-point="1" draw:end-shape="id4" svg:d="m3921 14843h953v5397h952" svg:viewBox="0 0 1906 5398">
          <text:p/>
        </draw:connector>
        <draw:connector draw:style-name="gr3" draw:text-style-name="P2" draw:layer="layout" svg:x1="11.16cm" svg:y1="9.699cm" svg:x2="12.938cm" svg:y2="7.159cm" draw:start-shape="id2" draw:start-glue-point="1" draw:end-shape="id5" svg:d="m11160 9699h889v-2540h889" svg:viewBox="0 0 1779 2541">
          <text:p/>
        </draw:connector>
        <draw:connector draw:style-name="gr3" draw:text-style-name="P2" draw:layer="layout" svg:x1="11.16cm" svg:y1="9.699cm" svg:x2="12.938cm" svg:y2="10.08cm" draw:start-shape="id2" draw:start-glue-point="1" draw:end-shape="id6" draw:end-glue-point="3" svg:d="m11160 9699h889v381h889" svg:viewBox="0 0 1779 382">
          <text:p/>
        </draw:connector>
        <draw:connector draw:style-name="gr3" draw:text-style-name="P2" draw:layer="layout" svg:x1="11.16cm" svg:y1="9.699cm" svg:x2="12.938cm" svg:y2="13.001cm" draw:start-shape="id2" draw:start-glue-point="1" draw:end-shape="id7" svg:d="m11160 9699h889v3302h889" svg:viewBox="0 0 1779 3303">
          <text:p/>
        </draw:connector>
        <draw:connector draw:style-name="gr3" draw:text-style-name="P2" draw:layer="layout" svg:x1="11.16cm" svg:y1="9.699cm" svg:x2="12.938cm" svg:y2="16.049cm" draw:start-shape="id2" draw:start-glue-point="1" draw:end-shape="id8" draw:end-glue-point="3" svg:d="m11160 9699h889v6350h889" svg:viewBox="0 0 1779 6351">
          <text:p/>
        </draw:connector>
        <draw:frame draw:style-name="gr4" draw:text-style-name="P3" draw:layer="layout" svg:width="13.208cm" svg:height="3.298cm" svg:x="3.54cm" svg:y="1.762cm">
          <draw:text-box>
            <text:p text:style-name="P3"><text:span text:style-name="T2">Everscape Database</text:span></text:p>
          </draw:text-box>
        </draw:frame>
      </draw:page>
      <draw:page draw:name="page2" draw:style-name="dp1" draw:master-page-name="Default">
        <draw:frame draw:style-name="standard" draw:layer="layout" svg:width="16.021cm" svg:height="8.486cm" svg:x="2.163cm" svg:y="6.5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2">Session</text:p>
              </table:table-cell>
              <table:covered-table-cell/>
            </table:table-row>
            <table:table-row table:style-name="ro1" table:default-cell-style-name="ce2">
              <table:table-cell>
                <text:p>id</text:p>
              </table:table-cell>
              <table:table-cell>
                <text:p>Id of the session, </text:p>
                <text:p>PRIMARY_KEY</text:p>
              </table:table-cell>
            </table:table-row>
            <table:table-row table:style-name="ro1" table:default-cell-style-name="ce2">
              <table:table-cell>
                <text:p>year</text:p>
              </table:table-cell>
              <table:table-cell>
                <text:p>Year of the recording: YY</text:p>
              </table:table-cell>
            </table:table-row>
            <table:table-row table:style-name="ro1" table:default-cell-style-name="ce2">
              <table:table-cell>
                <text:p>month</text:p>
              </table:table-cell>
              <table:table-cell>
                <text:p>Month of the recording: MM</text:p>
              </table:table-cell>
            </table:table-row>
            <table:table-row table:style-name="ro1" table:default-cell-style-name="ce2">
              <table:table-cell>
                <text:p>day</text:p>
              </table:table-cell>
              <table:table-cell>
                <text:p>Day of the recording: DD</text:p>
              </table:table-cell>
            </table:table-row>
            <table:table-row table:style-name="ro1" table:default-cell-style-name="ce2">
              <table:table-cell>
                <text:p>hour</text:p>
              </table:table-cell>
              <table:table-cell>
                <text:p>Hour of the recording: hh</text:p>
              </table:table-cell>
            </table:table-row>
            <table:table-row table:style-name="ro1" table:default-cell-style-name="ce2">
              <table:table-cell>
                <text:p>minute</text:p>
              </table:table-cell>
              <table:table-cell>
                <text:p>Minute of the recording: mm</text:p>
              </table:table-cell>
            </table:table-row>
            <table:table-row table:style-name="ro1" table:default-cell-style-name="ce2">
              <table:table-cell>
                <text:p>second</text:p>
              </table:table-cell>
              <table:table-cell>
                <text:p>Second of the recording: s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115cm" svg:height="11.708cm" svg:x="2.321cm" svg:y="15.88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 table:number-columns-spanned="2">
                <text:p text:style-name="P2">Avatar:</text:p>
                <text:p text:style-name="P2">Represents players in a session</text:p>
              </table:table-cell>
              <table:covered-table-cell/>
            </table:table-row>
            <table:table-row table:style-name="ro1" table:default-cell-style-name="ce2">
              <table:table-cell>
                <text:p>session_id</text:p>
              </table:table-cell>
              <table:table-cell>
                <text:p>Id of the session in which plays an Avatar (avatar n°5 playing in session n°1 is no the same player than the avatar n°5 from session n°2).</text:p>
                <text:p>Foreign Key to Session.id</text:p>
                <text:p>PRIMARY_KEY</text:p>
              </table:table-cell>
            </table:table-row>
            <table:table-row table:style-name="ro3" table:default-cell-style-name="ce2">
              <table:table-cell>
                <text:p>avatar_no</text:p>
              </table:table-cell>
              <table:table-cell>
                <text:p>Number of the avatar in the session. If the avatar is Admin or AdminPlayer (there can't be both), the player is n°101.</text:p>
                <text:p>PRIMARY_KEY</text:p>
              </table:table-cell>
            </table:table-row>
            <table:table-row table:style-name="ro1" table:default-cell-style-name="ce2">
              <table:table-cell>
                <text:p>message_bool</text:p>
              </table:table-cell>
              <table:table-cell>
                <text:p>Values 1 is the player sent messages, 0 otherwise.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layer="layout" svg:width="15.875cm" svg:height="2.667cm" svg:x="2.27cm" svg:y="3.286cm">
          <draw:text-box>
            <text:p>Except for Position.X, Position.Y, Position.Z, Position.R which are REAL, all values are INTEGER</text:p>
          </draw:text-box>
        </draw:frame>
        <draw:frame draw:style-name="gr6" draw:text-style-name="P4" draw:layer="layout" svg:width="15.748cm" svg:height="2.917cm" svg:x="2.397cm" svg:y="1.889cm">
          <draw:text-box>
            <text:p text:style-name="P4"><text:span text:style-name="T3">DETAILS</text:span></text:p>
          </draw:text-box>
        </draw:frame>
      </draw:page>
      <draw:page draw:name="page3" draw:style-name="dp1" draw:master-page-name="Default">
        <draw:frame draw:style-name="standard" draw:layer="layout" svg:width="17.271cm" svg:height="13.165cm" svg:x="1.732cm" svg:y="2.29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1">
              <table:table-cell table:number-columns-spanned="2">
                <text:p text:style-name="P2">Position</text:p>
              </table:table-cell>
              <table:covered-table-cell/>
            </table:table-row>
            <table:table-row table:style-name="ro1" table:default-cell-style-name="ce2">
              <table:table-cell>
                <text:p>session_id</text:p>
              </table:table-cell>
              <table:table-cell>
                <text:p>Id of the session in which the position was recorded. Foreign key to Session.id</text:p>
                <text:p>PRIMARY_KEY</text:p>
              </table:table-cell>
            </table:table-row>
            <table:table-row table:style-name="ro1" table:default-cell-style-name="ce2">
              <table:table-cell>
                <text:p>avatar_no</text:p>
              </table:table-cell>
              <table:table-cell>
                <text:p>N° of the Avatar owning the position.</text:p>
                <text:p>Foreign key to Avatar.avatar_no PRIMARY_KEY</text:p>
              </table:table-cell>
            </table:table-row>
            <table:table-row table:style-name="ro5" table:default-cell-style-name="ce2">
              <table:table-cell>
                <text:p>mmss</text:p>
              </table:table-cell>
              <table:table-cell>
                <text:p>Time stamp from the beginning of the session:</text:p>
                <text:p>(m)mssxxxxxxx. PRIMARY_KEY</text:p>
              </table:table-cell>
            </table:table-row>
            <table:table-row table:style-name="ro1" table:default-cell-style-name="ce2">
              <table:table-cell>
                <text:p>X</text:p>
              </table:table-cell>
              <table:table-cell>
                <text:p>X axis, REAL</text:p>
              </table:table-cell>
            </table:table-row>
            <table:table-row table:style-name="ro1" table:default-cell-style-name="ce2">
              <table:table-cell>
                <text:p>Y</text:p>
              </table:table-cell>
              <table:table-cell>
                <text:p>Y axis, REAL</text:p>
              </table:table-cell>
            </table:table-row>
            <table:table-row table:style-name="ro1" table:default-cell-style-name="ce2">
              <table:table-cell>
                <text:p>Z</text:p>
              </table:table-cell>
              <table:table-cell>
                <text:p>Z axis, REAL</text:p>
              </table:table-cell>
            </table:table-row>
            <table:table-row table:style-name="ro1" table:default-cell-style-name="ce2">
              <table:table-cell>
                <text:p>R</text:p>
              </table:table-cell>
              <table:table-cell>
                <text:p>R axis, REAL </text:p>
              </table:table-cell>
            </table:table-row>
            <table:table-row table:style-name="ro1" table:default-cell-style-name="ce2">
              <table:table-cell>
                <text:p>car_bool</text:p>
              </table:table-cell>
              <table:table-cell>
                <text:p>Values 1 if the position is from a car, 0 otherwise. PRIMARY_KEY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7.174cm" svg:height="10.547cm" svg:x="1.742cm" svg:y="16.274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 table:number-columns-spanned="2">
                <text:p text:style-name="P2">CarSpawns</text:p>
              </table:table-cell>
              <table:covered-table-cell/>
            </table:table-row>
            <table:table-row table:style-name="ro1" table:default-cell-style-name="ce2">
              <table:table-cell>
                <text:p>session_id</text:p>
              </table:table-cell>
              <table:table-cell>
                <text:p>Id of the session in which the spawn was recorded</text:p>
                <text:p>Foreign key to Session.id</text:p>
                <text:p>PRIMARY_KEY</text:p>
              </table:table-cell>
            </table:table-row>
            <table:table-row table:style-name="ro1" table:default-cell-style-name="ce2">
              <table:table-cell>
                <text:p>after_before_bool</text:p>
              </table:table-cell>
              <table:table-cell>
                <text:p>Values 1 if the spawn was after earthquake, 0 otherwise.</text:p>
              </table:table-cell>
            </table:table-row>
            <table:table-row table:style-name="ro1" table:default-cell-style-name="ce2">
              <table:table-cell>
                <text:p>mmss</text:p>
              </table:table-cell>
              <table:table-cell>
                <text:p>Time stamp from the beginning of the session: (m)mssxxxxxxx</text:p>
                <text:p>PRIMARY_KEY</text:p>
              </table:table-cell>
            </table:table-row>
            <table:table-row table:style-name="ro1" table:default-cell-style-name="ce2">
              <table:table-cell>
                <text:p>avatar_no</text:p>
              </table:table-cell>
              <table:table-cell>
                <text:p>N° of the Avatar causing the spawn.</text:p>
                <text:p>Foreign key to Avatar.avatar_no PRIMARY_KEY</text:p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page4" draw:style-name="dp1" draw:master-page-name="Default">
        <draw:frame draw:style-name="standard" draw:layer="layout" svg:width="18.138cm" svg:height="4.337cm" svg:x="1.776cm" svg:y="1.839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 table:number-columns-spanned="2">
                <text:p text:style-name="P2">OnBridgeTouched</text:p>
              </table:table-cell>
              <table:covered-table-cell/>
            </table:table-row>
            <table:table-row table:style-name="ro1" table:default-cell-style-name="ce2">
              <table:table-cell>
                <text:p>session_id</text:p>
              </table:table-cell>
              <table:table-cell>
                <text:p>Id of the session in which the event occurred. Foreign key to Session.id. PRIMARY_KEY</text:p>
              </table:table-cell>
            </table:table-row>
            <table:table-row table:style-name="ro1" table:default-cell-style-name="ce2">
              <table:table-cell>
                <text:p>mmss</text:p>
              </table:table-cell>
              <table:table-cell>
                <text:p>Time stamp from the beginning of the session:</text:p>
                <text:p>(m)mssxxxxxxx. PRIMARY_KEY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8cm" svg:height="4.339cm" svg:x="1.722cm" svg:y="6.976cm">
          <table:table table:template-name="default" table:use-first-row-styles="true" table:use-banding-rows-styles="true">
            <table:table-column table:style-name="co9"/>
            <table:table-column table:style-name="co11"/>
            <table:table-row table:style-name="ro4" table:default-cell-style-name="ce1">
              <table:table-cell table:number-columns-spanned="2">
                <text:p text:style-name="P2">OnBridgeCrossed</text:p>
              </table:table-cell>
              <table:covered-table-cell/>
            </table:table-row>
            <table:table-row table:style-name="ro2" table:default-cell-style-name="ce2">
              <table:table-cell>
                <text:p>session_id</text:p>
              </table:table-cell>
              <table:table-cell>
                <text:p>Id of the session in which the event occurred. Foreign key to Session.id. PRIMARY_KEY</text:p>
              </table:table-cell>
            </table:table-row>
            <table:table-row table:style-name="ro6" table:default-cell-style-name="ce2">
              <table:table-cell>
                <text:p>mmss</text:p>
              </table:table-cell>
              <table:table-cell>
                <text:p>Time stamp from the beginning of the session:</text:p>
                <text:p>(m)mssxxxxxxx. PRIMARY_KEY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8.096cm" svg:height="7.703cm" svg:x="1.822cm" svg:y="11.896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1" table:default-cell-style-name="ce1">
              <table:table-cell table:number-columns-spanned="2">
                <text:p text:style-name="P2">ReplyHelicopter</text:p>
              </table:table-cell>
              <table:covered-table-cell/>
            </table:table-row>
            <table:table-row table:style-name="ro1" table:default-cell-style-name="ce2">
              <table:table-cell>
                <text:p>session_id</text:p>
              </table:table-cell>
              <table:table-cell>
                <text:p>Id of the session in which the event occurred. Foreign key to Session.id. PRIMARY_KEY</text:p>
              </table:table-cell>
            </table:table-row>
            <table:table-row table:style-name="ro1" table:default-cell-style-name="ce2">
              <table:table-cell>
                <text:p>mmss</text:p>
              </table:table-cell>
              <table:table-cell>
                <text:p>Time stamp from the beginning of the session:</text:p>
                <text:p>(m)mssxxxxxxx. PRIMARY_KEY</text:p>
              </table:table-cell>
            </table:table-row>
            <table:table-row table:style-name="ro1" table:default-cell-style-name="ce2">
              <table:table-cell>
                <text:p>avatar_no</text:p>
              </table:table-cell>
              <table:table-cell>
                <text:p>N° of the Avatar asking for helicopter.</text:p>
                <text:p>Foreign key to Avatar.avatar_no PRIMARY_KEY</text:p>
              </table:table-cell>
            </table:table-row>
            <table:table-row table:style-name="ro1" table:default-cell-style-name="ce2">
              <table:table-cell>
                <text:p>granted_bool</text:p>
              </table:table-cell>
              <table:table-cell>
                <text:p>Values 1 if the seat was granted, 0 otherwise.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8.096cm" svg:height="7.703cm" svg:x="1.822cm" svg:y="20.034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1" table:default-cell-style-name="ce1">
              <table:table-cell table:number-columns-spanned="2">
                <text:p text:style-name="P2">ReplyTrain</text:p>
              </table:table-cell>
              <table:covered-table-cell/>
            </table:table-row>
            <table:table-row table:style-name="ro1" table:default-cell-style-name="ce2">
              <table:table-cell>
                <text:p>session_id</text:p>
              </table:table-cell>
              <table:table-cell>
                <text:p>Id of the session in which the event occurred. Foreign key to Session.id. PRIMARY_KEY</text:p>
              </table:table-cell>
            </table:table-row>
            <table:table-row table:style-name="ro1" table:default-cell-style-name="ce2">
              <table:table-cell>
                <text:p>mmss</text:p>
              </table:table-cell>
              <table:table-cell>
                <text:p>Time stamp from the beginning of the session:</text:p>
                <text:p>(m)mssxxxxxxx. PRIMARY_KEY</text:p>
              </table:table-cell>
            </table:table-row>
            <table:table-row table:style-name="ro1" table:default-cell-style-name="ce2">
              <table:table-cell>
                <text:p>avatar_no</text:p>
              </table:table-cell>
              <table:table-cell>
                <text:p>N° of the Avatar asking for train.</text:p>
                <text:p>Foreign key to Avatar.avatar_no PRIMARY_KEY</text:p>
              </table:table-cell>
            </table:table-row>
            <table:table-row table:style-name="ro1" table:default-cell-style-name="ce2">
              <table:table-cell>
                <text:p>granted_bool</text:p>
              </table:table-cell>
              <table:table-cell>
                <text:p>Values 1 if the seat was granted, 0 otherwise.</text:p>
              </table:table-cell>
            </table:table-row>
          </table:table>
          <draw:image xlink:href="Pictures/TablePreview8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DejaVu Sans" style:font-size-asian="18pt" style:font-name-complex="Lohit Hindi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 </meta:initial-creator>
    <meta:creation-date>2015-04-16T13:44:44.433631832</meta:creation-date>
    <dc:date>2015-04-16T14:25:03.482617532</dc:date>
    <dc:creator>Dan </dc:creator>
    <meta:editing-duration>PT23M56S</meta:editing-duration>
    <meta:editing-cycles>3</meta:editing-cycles>
    <meta:generator>LibreOffice/4.1.2.3$Linux_x86 LibreOffice_project/410m0$Build-3</meta:generator>
    <meta:document-statistic meta:object-count="26"/>
  </office:meta>
</office:document-meta>
</file>